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xi Sans" svg:font-family="'Luxi Sans'" style:font-pitch="variable"/>
    <style:font-face style:name="Luxi Serif" svg:font-family="'Luxi Serif'" style:font-family-generic="roman" style:font-pitch="variable"/>
    <style:font-face style:name="Menlo-Regular" svg:font-family="Menlo-Regular" style:font-family-generic="roman" style:font-pitch="variable"/>
    <style:font-face style:name="Nimbus sans l" svg:font-family="'Nimbus sans l'" style:font-family-generic="swiss"/>
    <style:font-face style:name="OpenSymbol" svg:font-family="OpenSymbol"/>
    <style:font-face style:name="Tahoma" svg:font-family="Tahoma" style:font-family-generic="system" style:font-pitch="variable"/>
    <style:font-face style:name="Tahoma1" svg:font-family="Tahoma, Lucidasans, 'Lucida Sans', 'Arial Unicode MS'"/>
    <style:font-face style:name="Tahoma2" svg:font-family="Tahoma, Lucidasans, 'Lucida Sans', 'Arial Unicode MS'" style:font-pitch="variable"/>
  </office:font-face-decls>
  <office:automatic-styles>
    <style:style style:name="P1" style:family="paragraph" style:parent-style-name="Header">
      <style:text-properties style:font-name="Nimbus sans l" fo:font-size="8pt" fo:font-style="italic" officeooo:rsid="00871f52" officeooo:paragraph-rsid="00871f52" style:font-size-asian="8pt" style:font-style-asian="italic" style:font-size-complex="8pt" style:font-style-complex="italic"/>
    </style:style>
    <style:style style:name="P2" style:family="paragraph" style:parent-style-name="Standard">
      <style:paragraph-properties fo:line-height="150%">
        <style:tab-stops>
          <style:tab-stop style:position="15.189cm" style:type="right"/>
        </style:tab-stops>
      </style:paragraph-properties>
      <style:text-properties style:font-name="Arial" fo:font-size="11pt" officeooo:paragraph-rsid="0011f3a8" style:font-size-asian="11pt" style:font-size-complex="11pt"/>
    </style:style>
    <style:style style:name="P3" style:family="paragraph" style:parent-style-name="Standard">
      <style:paragraph-properties fo:line-height="150%">
        <style:tab-stops>
          <style:tab-stop style:position="15.189cm" style:type="right"/>
        </style:tab-stops>
      </style:paragraph-properties>
      <style:text-properties style:font-name="Arial" fo:font-size="11pt" officeooo:rsid="00156871" officeooo:paragraph-rsid="0011f3a8" style:font-size-asian="11pt" style:font-size-complex="11pt"/>
    </style:style>
    <style:style style:name="P4" style:family="paragraph" style:parent-style-name="Standard">
      <style:paragraph-properties fo:line-height="150%">
        <style:tab-stops>
          <style:tab-stop style:position="15.189cm" style:type="right"/>
        </style:tab-stops>
      </style:paragraph-properties>
      <style:text-properties style:font-name="Arial" fo:font-size="11pt" officeooo:rsid="0017368a" officeooo:paragraph-rsid="00156871" style:font-size-asian="11pt" style:font-size-complex="11pt"/>
    </style:style>
    <style:style style:name="P5" style:family="paragraph" style:parent-style-name="Standard">
      <style:paragraph-properties fo:line-height="150%">
        <style:tab-stops>
          <style:tab-stop style:position="15.189cm" style:type="right"/>
        </style:tab-stops>
      </style:paragraph-properties>
      <style:text-properties style:font-name="Arial" fo:font-size="11pt" officeooo:rsid="001b07ed" officeooo:paragraph-rsid="001b07ed" style:font-size-asian="11pt" style:font-size-complex="11pt"/>
    </style:style>
    <style:style style:name="P6" style:family="paragraph" style:parent-style-name="Standard" style:list-style-name="L1">
      <style:paragraph-properties fo:line-height="150%">
        <style:tab-stops>
          <style:tab-stop style:position="15.189cm" style:type="right"/>
        </style:tab-stops>
      </style:paragraph-properties>
      <style:text-properties style:font-name="Arial" fo:font-size="11pt" officeooo:paragraph-rsid="00156871" style:font-size-asian="11pt" style:font-size-complex="11pt"/>
    </style:style>
    <style:style style:name="P7" style:family="paragraph" style:parent-style-name="Standard">
      <style:paragraph-properties fo:line-height="150%">
        <style:tab-stops>
          <style:tab-stop style:position="15.189cm" style:type="right"/>
        </style:tab-stops>
      </style:paragraph-properties>
      <style:text-properties style:font-name="Arial" fo:font-size="11pt" officeooo:rsid="0017368a" officeooo:paragraph-rsid="00156871" style:font-size-asian="11pt" style:font-size-complex="11pt"/>
    </style:style>
    <style:style style:name="P8" style:family="paragraph" style:parent-style-name="Standard" style:master-page-name="Default_20_Page_20_Style1">
      <style:paragraph-properties fo:line-height="150%" style:page-number="1">
        <style:tab-stops>
          <style:tab-stop style:position="15.189cm" style:type="right"/>
        </style:tab-stops>
      </style:paragraph-properties>
      <style:text-properties style:font-name="Arial" fo:font-size="11pt" fo:font-weight="bold" officeooo:rsid="0017368a" officeooo:paragraph-rsid="0017368a" style:font-size-asian="11pt" style:font-weight-asian="bold" style:font-size-complex="11pt" style:font-weight-complex="bold"/>
    </style:style>
    <style:style style:name="P9" style:family="paragraph" style:parent-style-name="Standard">
      <style:paragraph-properties fo:line-height="150%">
        <style:tab-stops>
          <style:tab-stop style:position="15.189cm" style:type="right"/>
        </style:tab-stops>
      </style:paragraph-properties>
      <style:text-properties style:font-name="Arial" fo:font-size="11pt" fo:font-weight="bold" officeooo:rsid="001b9f71" officeooo:paragraph-rsid="001b9f71" style:font-size-asian="11pt" style:font-weight-asian="bold" style:font-size-complex="11pt" style:font-weight-complex="bold"/>
    </style:style>
    <style:style style:name="P10" style:family="paragraph" style:parent-style-name="Standard" style:list-style-name="L1">
      <style:paragraph-properties fo:line-height="150%">
        <style:tab-stops>
          <style:tab-stop style:position="15.189cm" style:type="right"/>
        </style:tab-stops>
      </style:paragraph-properties>
      <style:text-properties officeooo:paragraph-rsid="001b9f71"/>
    </style:style>
    <style:style style:name="T1" style:family="text">
      <style:text-properties officeooo:rsid="008e84cb"/>
    </style:style>
    <style:style style:name="T2" style:family="text">
      <style:text-properties officeooo:rsid="00e9c1ec"/>
    </style:style>
    <style:style style:name="T3" style:family="text">
      <style:text-properties officeooo:rsid="00156871"/>
    </style:style>
    <style:style style:name="T4" style:family="text">
      <style:text-properties officeooo:rsid="0017368a"/>
    </style:style>
    <style:style style:name="T5" style:family="text">
      <style:text-properties fo:color="#000000" loext:opacity="100%" style:font-name="Menlo-Regular" fo:font-size="13pt" style:font-size-asian="13pt"/>
    </style:style>
    <style:style style:name="T6" style:family="text">
      <style:text-properties style:font-name="Arial" fo:font-size="11pt" officeooo:rsid="0018fc86" style:font-size-asian="11pt" style:font-size-complex="11pt"/>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Inhaltsverzeichnis</text:p>
      <text:p text:style-name="P2"/>
      <text:p text:style-name="P3"/>
      <text:p text:style-name="P4">Ich verstehe, dass die konkrete Verantwortung beim globalen Phänomen des Klimawandels auf den ersten Blick schwer erkennbar erscheint. Dennoch kann ich Ihnen anhand der folgenden Betrachtungsweise die eindeutige Verantwortung der fossilen Energieträger aufzeigen.</text:p>
      <text:p text:style-name="P4"/>
      <text:p text:style-name="P4">Darüber hinaus lassen sich bereits konkrete Schäden in sämtlichen Naturschutzgebieten und Gewässern Ihres Zuständigkeitsbereichs nachweisen.</text:p>
      <text:p text:style-name="P4"/>
      <text:p text:style-name="P4">Zu guter Letzt ist auch Ihre persönliche Altersvorsorge von dieser Problematik betroffen, da die Beklagten diese durch ihre Handlungen aktiv gefährden.</text:p>
      <text:p text:style-name="P4"/>
      <text:p text:style-name="P9">Anlagen:</text:p>
      <text:p text:style-name="P9"/>
      <text:list text:style-name="L1">
        <text:list-item>
          <text:p text:style-name="P6"><text:span text:style-name="T3">In der Anlage “Deutschlands rechtliche CO2-Verantwortung” wird eindeutig gezeigt, dass die Beklagten für die Schäden mitverantwortlich sind. Auch ohne </text:span><text:span text:style-name="T4">Z</text:span><text:span text:style-name="T3">utun der anderen Ländern oder Branchen trifft die Beklagten die Hauptschuld.</text:span></text:p>
        </text:list-item>
        <text:list-item>
          <text:p text:style-name="P10"><text:span text:style-name="T6">In der Anlage “Konkrete Klimaschäden in Berlin” werden echte Schäden in Grunewald, im Köpenicker Forst und im Spandauer und Tegeler Forst aufgelistet. Ebenso gibt es konkrete Folgen im Wannsee, im Tegeler See und in der Spree. Die Schäden erreichen bereits jetzt einstellige Milliardenbeträge.</text:span></text:p>
        </text:list-item>
        <text:list-item>
          <text:p text:style-name="P10">In der Anlage “Klimakosten-Kipppunkt” wird klar aufgezeigt, dass die Beklagten Ihre persönliche Rente, so wie die aller Berliner, vernichtet haben.</text:p>
        </text:list-item>
      </text:list>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xi Sans" svg:font-family="'Luxi Sans'" style:font-pitch="variable"/>
    <style:font-face style:name="Luxi Serif" svg:font-family="'Luxi Serif'" style:font-family-generic="roman" style:font-pitch="variable"/>
    <style:font-face style:name="Menlo-Regular" svg:font-family="Menlo-Regular" style:font-family-generic="roman" style:font-pitch="variable"/>
    <style:font-face style:name="Nimbus sans l" svg:font-family="'Nimbus sans l'" style:font-family-generic="swiss"/>
    <style:font-face style:name="OpenSymbol" svg:font-family="OpenSymbol"/>
    <style:font-face style:name="Tahoma" svg:font-family="Tahoma" style:font-family-generic="system" style:font-pitch="variable"/>
    <style:font-face style:name="Tahoma1" svg:font-family="Tahoma, Lucidasans, 'Lucida Sans', 'Arial Unicode MS'"/>
    <style:font-face style:name="Tahoma2" svg:font-family="Tahoma, Lucidasans, 'Lucida Sans', 'Arial Unicode M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true"/>
      <style:paragraph-properties style:text-autospace="ideograph-alpha" style:line-break="strict" loext:tab-stop-distance="0cm" style:font-independent-line-spacing="false">
        <style:tab-stops/>
      </style:paragraph-properties>
      <style:text-properties style:use-window-font-color="true" loext:opacity="0%" style:font-name="Luxi Serif" fo:font-size="12pt" fo:language="en" fo:country="US" style:letter-kerning="false" style:font-name-asian="Luxi Sans" style:font-size-asian="12pt" style:language-asian="en" style:country-asian="US" style:font-name-complex="Tahoma2" style:font-size-complex="12pt" style:language-complex="en" style:country-complex="US"/>
    </style:default-style>
    <style:default-style style:family="paragraph">
      <style:paragraph-properties fo:orphans="0" fo:widows="0" fo:hyphenation-ladder-count="no-limit" style:text-autospace="ideograph-alpha" style:punctuation-wrap="hanging" style:line-break="strict" style:tab-stop-distance="1.251cm" style:writing-mode="lr-tb"/>
      <style:text-properties style:use-window-font-color="true" loext:opacity="0%" style:font-name="Luxi Serif" fo:font-size="12pt" fo:language="en" fo:country="US" style:letter-kerning="false" style:font-name-asian="Luxi Sans" style:font-size-asian="12pt" style:language-asian="en" style:country-asian="US" style:font-name-complex="Tahoma2" style:font-size-complex="12pt" style:language-complex="en" style:country-complex="US"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Lucidasans, 'Lucida Sans', 'Arial Unicode MS'"/>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Tahoma1" style:font-family-complex="Tahoma, Lucidasans, 'Lucida Sans', 'Arial Unicode MS'"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Lucidasans, 'Lucida Sans', 'Arial Unicode MS'"/>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Tahoma" style:font-family-asian="Tahoma"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Tahoma" style:font-family-asian="Tahoma"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Tahoma" style:font-family-asian="Tahoma"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7.327cm" style:type="center"/>
          <style:tab-stop style:position="14.656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ndnote_20_anchor" style:display-name="Endnote anchor" style:family="text">
      <style:text-properties style:text-position="super 58%"/>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99ccf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style:font-name="Nimbus sans l" fo:font-size="8pt" fo:font-style="italic" officeooo:rsid="00871f52" officeooo:paragraph-rsid="00871f52" style:font-size-asian="8pt" style:font-style-asian="italic" style:font-size-complex="8pt" style:font-style-complex="italic"/>
    </style:style>
    <style:style style:name="MT1" style:family="text">
      <style:text-properties officeooo:rsid="008e84cb"/>
    </style:style>
    <style:style style:name="MT2" style:family="text">
      <style:text-properties officeooo:rsid="00e9c1ec"/>
    </style:style>
    <style:page-layout style:name="Mpm1">
      <style:page-layout-properties fo:page-width="21.006cm" fo:page-height="29.693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6cm" fo:page-height="29.693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page-layout style:name="Mpm4">
      <style:page-layout-properties fo:page-width="21.006cm" fo:page-height="29.693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left>
        <text:p text:style-name="Header"/>
      </style:header-left>
    </style:master-page>
    <style:master-page style:name="First_20_Page" style:display-name="First Page" style:page-layout-name="Mpm2" draw:style-name="Mdp1" style:next-style-name="Standard"/>
    <style:master-page style:name="Endnote" style:page-layout-name="Mpm3" draw:style-name="Mdp1"/>
    <style:master-page style:name="Default_20_Page_20_Style1" style:display-name="Default Page Style1" style:page-layout-name="Mpm4" draw:style-name="Mdp1">
      <style:header>
        <text:p text:style-name="MP1"><text:tab/></text:p>
      </style:header>
    </style:master-page>
    <style:master-page style:name="Default_20_Page_20_Style2" style:display-name="Default Page Style2"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3" style:display-name="Default Page Style3"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4" style:display-name="Default Page Style4"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5" style:display-name="Default Page Style5"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6" style:display-name="Default Page Style6"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7" style:display-name="Default Page Style7"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8" style:display-name="Default Page Style8"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9" style:display-name="Default Page Style9"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10" style:display-name="Default Page Style10"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11" style:display-name="Default Page Style11"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12" style:display-name="Default Page Style12"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13" style:display-name="Default Page Style13"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14" style:display-name="Default Page Style14"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15" style:display-name="Default Page Style15"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16" style:display-name="Default Page Style16"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17" style:display-name="Default Page Style17"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18" style:display-name="Default Page Style18"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19" style:display-name="Default Page Style19"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20" style:display-name="Default Page Style20"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21" style:display-name="Default Page Style21"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22" style:display-name="Default Page Style22"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23" style:display-name="Default Page Style23"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24" style:display-name="Default Page Style24"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25" style:display-name="Default Page Style25"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26" style:display-name="Default Page Style26"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27" style:display-name="Default Page Style27"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28" style:display-name="Default Page Style28"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29" style:display-name="Default Page Style29"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30" style:display-name="Default Page Style30"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31" style:display-name="Default Page Style31"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32" style:display-name="Default Page Style32"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33" style:display-name="Default Page Style33"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34" style:display-name="Default Page Style34"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35" style:display-name="Default Page Style35"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36" style:display-name="Default Page Style36"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37" style:display-name="Default Page Style37"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38" style:display-name="Default Page Style38"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39" style:display-name="Default Page Style39"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40" style:display-name="Default Page Style40"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41" style:display-name="Default Page Style41"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42" style:display-name="Default Page Style42"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43" style:display-name="Default Page Style43"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44" style:display-name="Default Page Style44"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45" style:display-name="Default Page Style45"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46" style:display-name="Default Page Style46"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47" style:display-name="Default Page Style47"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48" style:display-name="Default Page Style48"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49" style:display-name="Default Page Style49"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50" style:display-name="Default Page Style50"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51" style:display-name="Default Page Style51"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52" style:display-name="Default Page Style52"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53" style:display-name="Default Page Style53"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54" style:display-name="Default Page Style54"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55" style:display-name="Default Page Style55"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56" style:display-name="Default Page Style56"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57" style:display-name="Default Page Style57"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58" style:display-name="Default Page Style58"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59" style:display-name="Default Page Style59"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60" style:display-name="Default Page Style60"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61" style:display-name="Default Page Style61"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62" style:display-name="Default Page Style62"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63" style:display-name="Default Page Style63"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64" style:display-name="Default Page Style64"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65" style:display-name="Default Page Style65"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66" style:display-name="Default Page Style66"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67" style:display-name="Default Page Style67"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68" style:display-name="Default Page Style68"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69" style:display-name="Default Page Style69"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70" style:display-name="Default Page Style70"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71" style:display-name="Default Page Style71"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72" style:display-name="Default Page Style72"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73" style:display-name="Default Page Style73"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74" style:display-name="Default Page Style74"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75" style:display-name="Default Page Style75"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76" style:display-name="Default Page Style76"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77" style:display-name="Default Page Style77"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78" style:display-name="Default Page Style78"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79" style:display-name="Default Page Style79"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80" style:display-name="Default Page Style80"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81" style:display-name="Default Page Style81"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82" style:display-name="Default Page Style82"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83" style:display-name="Default Page Style83"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84" style:display-name="Default Page Style84"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85" style:display-name="Default Page Style85"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86" style:display-name="Default Page Style86"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87" style:display-name="Default Page Style87"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88" style:display-name="Default Page Style88"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89" style:display-name="Default Page Style89"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90" style:display-name="Default Page Style90"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91" style:display-name="Default Page Style91"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92" style:display-name="Default Page Style92"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93" style:display-name="Default Page Style93"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94" style:display-name="Default Page Style94"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95" style:display-name="Default Page Style95"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96" style:display-name="Default Page Style96"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97" style:display-name="Default Page Style97"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98" style:display-name="Default Page Style98"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99" style:display-name="Default Page Style99"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100" style:display-name="Default Page Style100"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101" style:display-name="Default Page Style101"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style:master-page style:name="Default_20_Page_20_Style102" style:display-name="Default Page Style102" style:page-layout-name="Mpm4" draw:style-name="Mdp1">
      <style:header>
        <text:p text:style-name="MP1">Strafanzeige aufgrund der<text:span text:style-name="MT1"> strafbaren </text:span>Förderung fossiler Brennstoffe<text:tab/>Seite <text:page-number text:select-page="current">0</text:page-number><text:s/>von <text:span text:style-name="MT2">13</text:span> </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2.2$MacOSX_AARCH64 LibreOffice_project/d56cc158d8a96260b836f100ef4b4ef25d6f1a01</meta:generator>
    <meta:creation-date>2005-06-16T16:18:48</meta:creation-date>
    <dc:date>2025-06-23T12:29:24.988567727</dc:date>
    <meta:print-date>2025-06-23T11:45:02.928159751</meta:print-date>
    <meta:editing-cycles>355</meta:editing-cycles>
    <meta:editing-duration>PT12H33M2S</meta:editing-duration>
    <meta:printed-by>PDF files</meta:printed-by>
    <meta:document-statistic meta:table-count="0" meta:image-count="0" meta:object-count="0" meta:page-count="1" meta:paragraph-count="110" meta:word-count="1278" meta:character-count="9638" meta:non-whitespace-character-count="8370"/>
    <meta:user-defined meta:name="Info 1"/>
    <meta:user-defined meta:name="Info 2"/>
    <meta:user-defined meta:name="Info 3"/>
    <meta:user-defined meta:name="Info 4"/>
  </office:meta>
</office:document-meta>
</file>